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724b0" officeooo:paragraph-rsid="001724b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724b0" officeooo:paragraph-rsid="001724b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724b0" officeooo:paragraph-rsid="001724b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db4a2e" loext:opacity="100%" style:font-name="Ubuntu" fo:font-size="12pt" fo:font-weight="normal" officeooo:rsid="001724b0" officeooo:paragraph-rsid="001724b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db4a2e" loext:opacity="100%" style:font-name="Ubuntu" fo:font-size="12pt" fo:font-weight="bold" officeooo:rsid="001724b0" officeooo:paragraph-rsid="001724b0" style:font-size-asian="10.5pt" style:font-weight-asian="bold" style:font-size-complex="12pt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db4a2e" loext:opacity="100%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ÇÃO</text:p>
      <text:p text:style-name="P1"/>
      <text:p text:style-name="P2"><text:tab/>Os padrões de comentários são dados a uma boa interpretação:</text:p>
      <text:p text:style-name="P2"><text:tab/><text:tab/>→ O código deve ser escrito para humanos</text:p>
      <text:p text:style-name="P2"><text:tab/><text:tab/>→ Comentar é uma ferramenta adicional que um Dev pode optar por usar ou não</text:p>
      <text:p text:style-name="P2"><text:tab/><text:tab/>→ Os comentários fazem parte do código</text:p>
      <text:p text:style-name="P2"/>
      <text:p text:style-name="P2"><text:span text:style-name="T2"/></text:p>
      <text:p text:style-name="P4"><text:span text:style-name="T2">BOAS PRÁTICAS COODANDO:</text:span> </text:p>
      <text:p text:style-name="P2"/>
      <text:p text:style-name="P2"><text:tab/>→ Nomear melhor</text:p>
      <text:p text:style-name="P2"><text:tab/>→ Estrutura do código</text:p>
      <text:p text:style-name="P2"><text:tab/>→ Comentários explicando determinada linha de código</text:p>
      <text:p text:style-name="P2"/>
      <text:p text:style-name="P2"><text:tab/>É preferível m código com poucos comentários (evitar poluição visual)</text:p>
      <text:p text:style-name="P2"><text:tab/></text:p>
      <text:p text:style-name="P2"><text:tab/>Boas práticas requer boa identação (pai/filho), espaço nos códigos (entre </text:p>
      <text:p text:style-name="P2"><text:s text:c="4"/>linhas), nomes intuitivos de <text:span text:style-name="T2">class</text:span>, <text:span text:style-name="T2">id,</text:span> <text:span text:style-name="T2">style</text:span>, <text:span text:style-name="T2">function</text:span>, etc. Manter um </text:p>
      <text:p text:style-name="P2"><text:s text:c="4"/>padrão de escrita.</text:p>
      <text:p text:style-name="P2"><text:tab/></text:p>
      <text:p text:style-name="P2"><text:tab/>Exemplo:</text:p>
      <text:p text:style-name="P2"><text:tab/><text:tab/>function exibirMensagem()</text:p>
      <text:p text:style-name="P2"><text:s text:c="11"/><text:tab/><text:tab/>class = "containerApp"</text:p>
      <text:p text:style-name="P2"><text:s text:c="10"/><text:tab/><text:tab/>var meuNome = "nome"</text:p>
      <text:p text:style-name="P2"><text:tab/> </text:p>
      <text:p text:style-name="P2"><text:tab/>Ao utilizar a nomenclatura adequada, podemos entender melhor o que o código faz.</text:p>
      <text:p text:style-name="P2"><text:tab/>Aplicando diferentes ferramentas proporcionamos mais clareza, com diferentes graus de sucesso.</text:p>
      <text:p text:style-name="P2"/>
      <text:p text:style-name="P4"/>
      <text:p text:style-name="P5">UM EXEMPLO BÁSICO DE BOA DOCUMENTAÇÃO:</text:p>
      <text:p text:style-name="P3"><text:tab/></text:p>
      <text:p text:style-name="P3"><text:tab/><text:span text:style-name="T4">Um Dev chega em um novo projeto e nesse projeto tem toda a documentação </text:span></text:p>
      <text:p text:style-name="P3"><text:span text:style-name="T4"><text:s text:c="8"/>de como o software funciona, sendo assim, ele perde menos tempo para</text:span></text:p>
      <text:p text:style-name="P3"><text:span text:style-name="T4"><text:s text:c="8"/>aprender a utilizá-lo. Agora imagine, e se não houvesse uma documentação?</text:span></text:p>
      <text:p text:style-name="P3"><text:span text:style-name="T4"/></text:p>
      <text:p text:style-name="P3"><text:span text:style-name="T4"><text:tab/>Quando o código é mudado, o documento também precisa ser atualizado.</text:span></text:p>
      <text:p text:style-name="P3"><text:span text:style-name="T4"><text:s text:c="4"/>Os comentários precisam de manutenção, ao refatorar o código, você</text:span></text:p>
      <text:p text:style-name="P3"><text:span text:style-name="T4"><text:s text:c="4"/>também deve refatorar os comentários.</text:span></text:p>
      <text:p text:style-name="P3"><text:span text:style-name="T4"/></text:p>
      <text:p text:style-name="P3"><text:span text:style-name="T4"><text:tab/>Bons comentários são difíceis de escrever, bons comentários devem ser </text:span>precisos</text:p>
      <text:p text:style-name="P3"><text:span text:style-name="T4"><text:s text:c="4"/>e </text:span>relevantes<text:span text:style-name="T4">.</text:span></text:p>
      <text:p text:style-name="P3"><text:span text:style-name="T4"/></text:p>
      <text:p text:style-name="P3"><text:span text:style-name="T4"/></text:p>
      <text:p text:style-name="P3"><text:span text:style-name="T4"><text:s text:c="3"/><text:tab/></text:span>Mantenedores<text:span text:style-name="T4">:</text:span></text:p>
      <text:p text:style-name="P3"><text:span text:style-name="T4"><text:s text:c="8"/><text:tab/><text:tab/>→ O que o código faz</text:span></text:p>
      <text:p text:style-name="P3"><text:span text:style-name="T4"><text:s text:c="8"/><text:tab/><text:tab/>→ Como o código faz isso</text:span></text:p>
      <text:p text:style-name="P3"><text:span text:style-name="T4"/></text:p>
      <text:p text:style-name="P3"><text:span text:style-name="T4"><text:s text:c="4"/><text:tab/></text:span>Usuário<text:span text:style-name="T4"> </text:span>Externo<text:span text:style-name="T4">:</text:span></text:p>
      <text:p text:style-name="P3"><text:span text:style-name="T4"><text:s text:c="8"/><text:tab/><text:tab/>→ Como usar o código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21:52:27.649885393</meta:creation-date>
    <dc:date>2023-04-18T22:04:24.720807348</dc:date>
    <meta:editing-duration>PT27S</meta:editing-duration>
    <meta:editing-cycles>1</meta:editing-cycles>
    <meta:document-statistic meta:table-count="0" meta:image-count="0" meta:object-count="0" meta:page-count="1" meta:paragraph-count="37" meta:word-count="228" meta:character-count="1551" meta:non-whitespace-character-count="1226"/>
    <meta:generator>LibreOffice/7.3.7.2$Linux_X86_64 LibreOffice_project/30$Build-2</meta:generator>
  </office:meta>
</office:document-meta>
</file>